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keep-with-next="always"/>
      <style:text-properties officeooo:paragraph-rsid="0016500a"/>
    </style:style>
    <style:style style:name="P2" style:family="paragraph" style:parent-style-name="Heading_20_4">
      <style:paragraph-properties fo:keep-with-next="always"/>
      <style:text-properties officeooo:paragraph-rsid="0016500a"/>
    </style:style>
    <style:style style:name="P3" style:family="paragraph" style:parent-style-name="Heading_20_3">
      <style:text-properties officeooo:paragraph-rsid="0016500a"/>
    </style:style>
    <style:style style:name="P4" style:family="paragraph" style:parent-style-name="Heading_20_4">
      <style:text-properties officeooo:paragraph-rsid="0016500a"/>
    </style:style>
    <style:style style:name="P5" style:family="paragraph" style:parent-style-name="Horizontal_20_Line">
      <style:text-properties officeooo:paragraph-rsid="0016500a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6500a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6500a"/>
    </style:style>
    <style:style style:name="P8" style:family="paragraph" style:parent-style-name="Preformatted_20_Text">
      <style:paragraph-properties style:writing-mode="lr-tb"/>
      <style:text-properties officeooo:paragraph-rsid="0016500a"/>
    </style:style>
    <style:style style:name="P9" style:family="paragraph" style:parent-style-name="Preformatted_20_Text">
      <style:paragraph-properties fo:margin-top="0cm" fo:margin-bottom="0.499cm" style:contextual-spacing="false" style:writing-mode="lr-tb"/>
      <style:text-properties officeooo:paragraph-rsid="0016500a"/>
    </style:style>
    <style:style style:name="P10" style:family="paragraph" style:parent-style-name="Preformatted_20_Text">
      <style:text-properties officeooo:paragraph-rsid="0016500a"/>
    </style:style>
    <style:style style:name="P11" style:family="paragraph" style:parent-style-name="Text_20_body">
      <style:text-properties officeooo:paragraph-rsid="0016500a"/>
    </style:style>
    <style:style style:name="P12" style:family="paragraph" style:parent-style-name="Text_20_body">
      <style:text-properties officeooo:paragraph-rsid="0016500a" fo:background-color="#ffff38"/>
    </style:style>
    <style:style style:name="P13" style:family="paragraph" style:parent-style-name="Heading_20_3">
      <style:text-properties officeooo:paragraph-rsid="0016500a"/>
    </style:style>
    <style:style style:name="P14" style:family="paragraph" style:parent-style-name="Horizontal_20_Line">
      <style:text-properties officeooo:paragraph-rsid="00183100"/>
    </style:style>
    <style:style style:name="P15" style:family="paragraph" style:parent-style-name="Preformatted_20_Text" style:list-style-name="L2">
      <style:paragraph-properties fo:margin-left="0cm" fo:margin-right="0cm" fo:text-indent="0cm" style:auto-text-indent="false" style:writing-mode="lr-tb"/>
      <style:text-properties officeooo:paragraph-rsid="0016500a"/>
    </style:style>
    <style:style style:name="P16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6500a"/>
    </style:style>
    <style:style style:name="P17" style:family="paragraph" style:parent-style-name="Preformatted_20_Text" style:list-style-name="L2">
      <style:paragraph-properties style:writing-mode="lr-tb"/>
      <style:text-properties officeooo:paragraph-rsid="0016500a"/>
    </style:style>
    <style:style style:name="P18" style:family="paragraph" style:parent-style-name="Preformatted_20_Text" style:list-style-name="L2">
      <style:paragraph-properties fo:margin-top="0cm" fo:margin-bottom="0.499cm" style:contextual-spacing="false" style:writing-mode="lr-tb"/>
      <style:text-properties officeooo:paragraph-rsid="0016500a"/>
    </style:style>
    <style:style style:name="P19" style:family="paragraph" style:parent-style-name="Preformatted_20_Text" style:list-style-name="L2">
      <style:paragraph-properties style:writing-mode="lr-tb"/>
      <style:text-properties officeooo:paragraph-rsid="0016500a" fo:background-color="#ffff38"/>
    </style:style>
    <style:style style:name="P20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6500a"/>
    </style:style>
    <style:style style:name="P21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6500a"/>
    </style:style>
    <style:style style:name="P22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6500a"/>
    </style:style>
    <style:style style:name="P23" style:family="paragraph" style:parent-style-name="Preformatted_20_Text" style:list-style-name="L10">
      <style:paragraph-properties fo:margin-left="0cm" fo:margin-right="0cm" fo:text-indent="0cm" style:auto-text-indent="false" style:writing-mode="lr-tb"/>
      <style:text-properties officeooo:paragraph-rsid="0016500a"/>
    </style:style>
    <style:style style:name="P24" style:family="paragraph" style:parent-style-name="Preformatted_20_Text" style:list-style-name="L10">
      <style:paragraph-properties style:writing-mode="lr-tb"/>
      <style:text-properties officeooo:paragraph-rsid="0016500a"/>
    </style:style>
    <style:style style:name="P25" style:family="paragraph" style:parent-style-name="Preformatted_20_Text" style:list-style-name="L10">
      <style:paragraph-properties fo:margin-top="0cm" fo:margin-bottom="0.499cm" style:contextual-spacing="false" style:writing-mode="lr-tb"/>
      <style:text-properties officeooo:paragraph-rsid="0016500a"/>
    </style:style>
    <style:style style:name="P26" style:family="paragraph" style:parent-style-name="Preformatted_20_Text" style:list-style-name="L15">
      <style:paragraph-properties fo:margin-left="0cm" fo:margin-right="0cm" fo:text-indent="0cm" style:auto-text-indent="false" style:writing-mode="lr-tb"/>
      <style:text-properties officeooo:paragraph-rsid="0016500a"/>
    </style:style>
    <style:style style:name="P27" style:family="paragraph" style:parent-style-name="Preformatted_20_Text" style:list-style-name="L15">
      <style:paragraph-properties style:writing-mode="lr-tb"/>
      <style:text-properties officeooo:paragraph-rsid="0016500a"/>
    </style:style>
    <style:style style:name="P28" style:family="paragraph" style:parent-style-name="Preformatted_20_Text" style:list-style-name="L15">
      <style:paragraph-properties fo:margin-top="0cm" fo:margin-bottom="0.499cm" style:contextual-spacing="false" style:writing-mode="lr-tb"/>
      <style:text-properties officeooo:paragraph-rsid="0016500a"/>
    </style:style>
    <style:style style:name="P29" style:family="paragraph" style:parent-style-name="Preformatted_20_Text" style:list-style-name="L17">
      <style:paragraph-properties fo:margin-left="0cm" fo:margin-right="0cm" fo:text-indent="0cm" style:auto-text-indent="false" style:writing-mode="lr-tb"/>
      <style:text-properties officeooo:paragraph-rsid="0016500a"/>
    </style:style>
    <style:style style:name="P30" style:family="paragraph" style:parent-style-name="Preformatted_20_Text" style:list-style-name="L17">
      <style:paragraph-properties fo:margin-top="0cm" fo:margin-bottom="0.499cm" style:contextual-spacing="false" style:writing-mode="lr-tb"/>
      <style:text-properties officeooo:paragraph-rsid="0016500a"/>
    </style:style>
    <style:style style:name="P3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3" style:family="paragraph" style:parent-style-name="Preformatted_20_Text">
      <style:paragraph-properties style:writing-mode="lr-tb"/>
    </style:style>
    <style:style style:name="P34" style:family="paragraph" style:parent-style-name="Preformatted_20_Text">
      <style:paragraph-properties fo:margin-top="0cm" fo:margin-bottom="0.499cm" style:contextual-spacing="false" style:writing-mode="lr-tb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officeooo:paragraph-rsid="0016500a"/>
    </style:style>
    <style:style style:name="P36" style:family="paragraph" style:parent-style-name="Text_20_body" style:list-style-name="L1">
      <style:text-properties officeooo:paragraph-rsid="0016500a"/>
    </style:style>
    <style:style style:name="P37" style:family="paragraph" style:parent-style-name="Text_20_body" style:list-style-name="L2">
      <style:text-properties officeooo:paragraph-rsid="0016500a"/>
    </style:style>
    <style:style style:name="P38" style:family="paragraph" style:parent-style-name="Text_20_body" style:list-style-name="L2">
      <style:paragraph-properties fo:margin-top="0cm" fo:margin-bottom="0cm" style:contextual-spacing="false"/>
      <style:text-properties officeooo:paragraph-rsid="0016500a"/>
    </style:style>
    <style:style style:name="P39" style:family="paragraph" style:parent-style-name="Text_20_body" style:list-style-name="L3">
      <style:text-properties officeooo:paragraph-rsid="0016500a"/>
    </style:style>
    <style:style style:name="P40" style:family="paragraph" style:parent-style-name="Text_20_body" style:list-style-name="L4">
      <style:paragraph-properties fo:margin-top="0cm" fo:margin-bottom="0cm" style:contextual-spacing="false"/>
      <style:text-properties officeooo:paragraph-rsid="0016500a"/>
    </style:style>
    <style:style style:name="P41" style:family="paragraph" style:parent-style-name="Text_20_body" style:list-style-name="L4">
      <style:text-properties officeooo:paragraph-rsid="0016500a"/>
    </style:style>
    <style:style style:name="P42" style:family="paragraph" style:parent-style-name="Text_20_body" style:list-style-name="L5">
      <style:text-properties officeooo:paragraph-rsid="0016500a"/>
    </style:style>
    <style:style style:name="P43" style:family="paragraph" style:parent-style-name="Text_20_body" style:list-style-name="L6">
      <style:paragraph-properties fo:margin-top="0cm" fo:margin-bottom="0cm" style:contextual-spacing="false"/>
      <style:text-properties officeooo:paragraph-rsid="0016500a"/>
    </style:style>
    <style:style style:name="P44" style:family="paragraph" style:parent-style-name="Text_20_body" style:list-style-name="L6">
      <style:text-properties officeooo:paragraph-rsid="0016500a"/>
    </style:style>
    <style:style style:name="P45" style:family="paragraph" style:parent-style-name="Text_20_body" style:list-style-name="L7">
      <style:text-properties officeooo:paragraph-rsid="0016500a"/>
    </style:style>
    <style:style style:name="P46" style:family="paragraph" style:parent-style-name="Text_20_body" style:list-style-name="L8">
      <style:paragraph-properties fo:margin-top="0cm" fo:margin-bottom="0cm" style:contextual-spacing="false"/>
      <style:text-properties officeooo:paragraph-rsid="0016500a"/>
    </style:style>
    <style:style style:name="P47" style:family="paragraph" style:parent-style-name="Text_20_body" style:list-style-name="L8">
      <style:text-properties officeooo:paragraph-rsid="0016500a"/>
    </style:style>
    <style:style style:name="P48" style:family="paragraph" style:parent-style-name="Text_20_body" style:list-style-name="L9">
      <style:paragraph-properties fo:margin-top="0cm" fo:margin-bottom="0cm" style:contextual-spacing="false"/>
      <style:text-properties officeooo:paragraph-rsid="0016500a"/>
    </style:style>
    <style:style style:name="P49" style:family="paragraph" style:parent-style-name="Text_20_body" style:list-style-name="L9">
      <style:text-properties officeooo:paragraph-rsid="0016500a"/>
    </style:style>
    <style:style style:name="P50" style:family="paragraph" style:parent-style-name="Text_20_body" style:list-style-name="L10">
      <style:text-properties officeooo:paragraph-rsid="0016500a"/>
    </style:style>
    <style:style style:name="P51" style:family="paragraph" style:parent-style-name="Text_20_body" style:list-style-name="L10">
      <style:paragraph-properties fo:margin-top="0cm" fo:margin-bottom="0cm" style:contextual-spacing="false"/>
      <style:text-properties officeooo:paragraph-rsid="0016500a"/>
    </style:style>
    <style:style style:name="P52" style:family="paragraph" style:parent-style-name="Text_20_body" style:list-style-name="L11">
      <style:paragraph-properties fo:margin-top="0cm" fo:margin-bottom="0cm" style:contextual-spacing="false"/>
      <style:text-properties officeooo:paragraph-rsid="0016500a"/>
    </style:style>
    <style:style style:name="P53" style:family="paragraph" style:parent-style-name="Text_20_body" style:list-style-name="L11">
      <style:text-properties officeooo:paragraph-rsid="0016500a"/>
    </style:style>
    <style:style style:name="P54" style:family="paragraph" style:parent-style-name="Text_20_body" style:list-style-name="L12">
      <style:text-properties officeooo:paragraph-rsid="0016500a"/>
    </style:style>
    <style:style style:name="P55" style:family="paragraph" style:parent-style-name="Text_20_body" style:list-style-name="L13">
      <style:text-properties officeooo:paragraph-rsid="0016500a"/>
    </style:style>
    <style:style style:name="P56" style:family="paragraph" style:parent-style-name="Text_20_body" style:list-style-name="L14">
      <style:paragraph-properties fo:margin-top="0cm" fo:margin-bottom="0cm" style:contextual-spacing="false"/>
      <style:text-properties officeooo:paragraph-rsid="0016500a"/>
    </style:style>
    <style:style style:name="P57" style:family="paragraph" style:parent-style-name="Text_20_body" style:list-style-name="L14">
      <style:text-properties officeooo:paragraph-rsid="0016500a"/>
    </style:style>
    <style:style style:name="P58" style:family="paragraph" style:parent-style-name="Text_20_body" style:list-style-name="L15">
      <style:paragraph-properties fo:margin-top="0cm" fo:margin-bottom="0cm" style:contextual-spacing="false"/>
      <style:text-properties officeooo:paragraph-rsid="0016500a"/>
    </style:style>
    <style:style style:name="P59" style:family="paragraph" style:parent-style-name="Text_20_body" style:list-style-name="L15">
      <style:text-properties officeooo:paragraph-rsid="0016500a"/>
    </style:style>
    <style:style style:name="P60" style:family="paragraph" style:parent-style-name="Text_20_body" style:list-style-name="L16">
      <style:text-properties officeooo:paragraph-rsid="0016500a"/>
    </style:style>
    <style:style style:name="P61" style:family="paragraph" style:parent-style-name="Text_20_body" style:list-style-name="L17">
      <style:text-properties officeooo:paragraph-rsid="0016500a"/>
    </style:style>
    <style:style style:name="P62" style:family="paragraph" style:parent-style-name="Text_20_body" style:list-style-name="L17">
      <style:paragraph-properties fo:margin-top="0cm" fo:margin-bottom="0cm" style:contextual-spacing="false"/>
      <style:text-properties officeooo:paragraph-rsid="0016500a"/>
    </style:style>
    <style:style style:name="P63" style:family="paragraph" style:parent-style-name="Text_20_body">
      <style:text-properties officeooo:paragraph-rsid="0016500a"/>
    </style:style>
    <style:style style:name="P64" style:family="paragraph" style:parent-style-name="Text_20_body" style:list-style-name="L18"/>
    <style:style style:name="P65" style:family="paragraph" style:parent-style-name="Text_20_body" style:list-style-name="L18">
      <style:paragraph-properties fo:margin-top="0cm" fo:margin-bottom="0cm" style:contextual-spacing="false"/>
    </style:style>
    <style:style style:name="P66" style:family="paragraph" style:parent-style-name="Text_20_body" style:list-style-name="L19"/>
    <style:style style:name="P67" style:family="paragraph" style:parent-style-name="Text_20_body" style:list-style-name="L20"/>
    <style:style style:name="P68" style:family="paragraph" style:parent-style-name="Text_20_body" style:list-style-name="L20">
      <style:paragraph-properties fo:margin-top="0cm" fo:margin-bottom="0cm" style:contextual-spacing="false"/>
    </style:style>
    <style:style style:name="P69" style:family="paragraph" style:parent-style-name="Text_20_body" style:list-style-name="L21"/>
    <style:style style:name="P70" style:family="paragraph" style:parent-style-name="Text_20_body" style:list-style-name="L21">
      <style:paragraph-properties fo:margin-top="0cm" fo:margin-bottom="0cm" style:contextual-spacing="false"/>
    </style:style>
    <style:style style:name="P71" style:family="paragraph" style:parent-style-name="Text_20_body">
      <style:text-properties officeooo:paragraph-rsid="0019ecbe"/>
    </style:style>
    <style:style style:name="T1" style:family="text">
      <style:text-properties fo:color="#800080" loext:opacity="100%" fo:font-size="28pt" style:font-size-asian="28pt" style:font-size-complex="28pt"/>
    </style:style>
    <style:style style:name="T2" style:family="text">
      <style:text-properties fo:background-color="#ffff38" loext:char-shading-value="0"/>
    </style:style>
    <style:style style:name="T3" style:family="text">
      <style:text-properties officeooo:rsid="004b4ef0" fo:background-color="#ffff38" loext:char-shading-value="0"/>
    </style:style>
    <style:style style:name="T4" style:family="text">
      <style:text-properties fo:background-color="#ffff38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4b4ef0" style:font-size-asian="16pt" style:font-size-complex="16pt"/>
    </style:style>
    <style:style style:name="T8" style:family="text">
      <style:text-properties officeooo:rsid="005655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git revert</text:span></text:span></text:h>
      <text:h text:style-name="P3" text:outline-level="3"><text:span text:style-name="Strong_20_Emphasis">Understanding </text:span><text:span text:style-name="Source_20_Text">git revert</text:span><text:span text:style-name="Strong_20_Emphasis">: Its Working and Purpose</text:span></text:h>
      <text:p text:style-name="P11">The <text:span text:style-name="Source_20_Text">git revert</text:span> command is used to undo changes made in a specific commit by creating a new commit that reverses those changes. Unlike <text:span text:style-name="Source_20_Text">git reset</text:span>, which can alter the commit history, <text:span text:style-name="Source_20_Text">git revert</text:span> is safe for collaborative environments because it maintains the history and integrity of the branch.</text:p>
      <text:p text:style-name="P5"/>
      <text:h text:style-name="P3" text:outline-level="3"><text:span text:style-name="Strong_20_Emphasis">Purpose of </text:span><text:span text:style-name="Source_20_Text">git revert</text:span></text:h>
      <text:list text:style-name="L1">
        <text:list-item>
          <text:p text:style-name="P35"><text:span text:style-name="Strong_20_Emphasis">Undo Specific Changes</text:span>: Allows you to undo changes introduced in a particular commit without removing any subsequent changes made in later commits.</text:p>
        </text:list-item>
        <text:list-item>
          <text:p text:style-name="P35"><text:span text:style-name="Strong_20_Emphasis">Collaborative Safety</text:span>: Maintains a clear history, making it ideal for shared repositories where altering history with <text:span text:style-name="Source_20_Text"><text:span text:style-name="T2">git reset</text:span></text:span><text:span text:style-name="T2"> or </text:span><text:span text:style-name="Source_20_Text"><text:span text:style-name="T2">git rebase</text:span></text:span> can cause issues for other collaborators.</text:p>
        </text:list-item>
        <text:list-item>
          <text:p text:style-name="P36"><text:span text:style-name="Strong_20_Emphasis">Trackable Reversions</text:span>: The new commit explicitly documents the revert action, ensuring transparency in the history.</text:p>
        </text:list-item>
      </text:list>
      <text:h text:style-name="P3" text:outline-level="3"><text:span text:style-name="Strong_20_Emphasis">Working of </text:span><text:span text:style-name="Source_20_Text">git revert</text:span></text:h>
      <text:p text:style-name="P11"><text:span text:style-name="Source_20_Text"/></text:p>
      <text:p text:style-name="P71"><text:span text:style-name="Source_20_Text"><text:span text:style-name="T5">Use git revert to Undo the Last Commit</text:span></text:span></text:p>
      <text:p text:style-name="P71"><text:span text:style-name="Source_20_Text"><text:span text:style-name="T5"><text:line-break/></text:span></text:span><text:span text:style-name="Source_20_Text"><text:span text:style-name="Strong_20_Emphasis">Detailed Explanation with Example Scenario</text:span></text:span></text:p>
      <text:p text:style-name="Text_20_body">Using <text:span text:style-name="Source_20_Text">git revert</text:span> allows you to undo changes from the last commit without rewriting the commit history. This method is particularly useful in collaborative environments where preserving the commit history is crucial.</text:p>
      <text:h text:style-name="Heading_20_3" text:outline-level="3"><text:span text:style-name="Strong_20_Emphasis">Scenario</text:span></text:h>
      <text:p text:style-name="Text_20_body">Imagine you are working on a shared branch (<text:span text:style-name="Source_20_Text">main</text:span>) with the following commit history:</text:p>
      <text:p text:style-name="P31"><text:span text:style-name="Source_20_Text"><text:span text:style-name="T4">HEAD -&gt; Add feature X (Commit3)</text:span></text:span></text:p>
      <text:p text:style-name="P33"><text:span text:style-name="Source_20_Text"><text:span text:style-name="T4"><text:s text:c="7"/>Fix bug Y (Commit2)</text:span></text:span></text:p>
      <text:p text:style-name="P34"><text:span text:style-name="Source_20_Text"><text:span text:style-name="T4"><text:s text:c="7"/>Initial commit (Commit1)</text:span></text:span></text:p>
      <text:p text:style-name="Text_20_body">You realize that the latest commit (<text:span text:style-name="Source_20_Text">Add feature X</text:span>) introduced a bug, and you want to undo it.</text:p>
      <text:h text:style-name="Heading_20_3" text:outline-level="3"><text:span text:style-name="Strong_20_Emphasis">Steps to Revert the Last Commit</text:span></text:h>
      <text:h text:style-name="Heading_20_4" text:outline-level="4"><text:span text:style-name="Strong_20_Emphasis">1. Run the </text:span><text:span text:style-name="Strong_20_Emphasis"><text:span text:style-name="Source_20_Text">git revert</text:span></text:span><text:span text:style-name="Strong_20_Emphasis"> Command</text:span></text:h>
      <text:p text:style-name="P32"><text:span text:style-name="Source_20_Text"><text:span text:style-name="T4">git revert HEAD</text:span></text:span></text:p>
      <text:list text:style-name="L18">
        <text:list-item>
          <text:p text:style-name="P65"><text:span text:style-name="Source_20_Text">HEAD</text:span> refers to the most recent commit (<text:span text:style-name="Source_20_Text">Commit3</text:span> in this case).</text:p>
        </text:list-item>
        <text:list-item>
          <text:p text:style-name="P64">This creates a <text:span text:style-name="Strong_20_Emphasis">new commit</text:span> that reverses the changes made in <text:span text:style-name="Source_20_Text">Commit3</text:span>.</text:p>
        </text:list-item>
      </text:list>
      <text:h text:style-name="Heading_20_4" text:outline-level="4"><text:soft-page-break/><text:span text:style-name="Strong_20_Emphasis">2. Git Opens the Commit Message Editor</text:span></text:h>
      <text:list text:style-name="L19">
        <text:list-item>
          <text:p text:style-name="P66">Git will open your default editor (e.g., <text:span text:style-name="Source_20_Text">vim</text:span>, <text:span text:style-name="Source_20_Text">nano</text:span>, or VS Code) with a message like this:</text:p>
        </text:list-item>
      </text:list>
      <text:p text:style-name="P31"><text:span text:style-name="Source_20_Text"><text:span text:style-name="T4">Revert "Add feature X"</text:span></text:span></text:p>
      <text:p text:style-name="P33"/>
      <text:p text:style-name="P34"><text:span text:style-name="Source_20_Text">This reverts commit abc1234.</text:span></text:p>
      <text:list text:style-name="L20">
        <text:list-item>
          <text:p text:style-name="P68">You can edit the commit message or leave it as-is.</text:p>
        </text:list-item>
        <text:list-item>
          <text:p text:style-name="P67">Save and close the editor to complete the revert.</text:p>
        </text:list-item>
      </text:list>
      <text:h text:style-name="Heading_20_4" text:outline-level="4"><text:span text:style-name="Strong_20_Emphasis">3. New Commit History</text:span></text:h>
      <text:p text:style-name="Text_20_body">After running <text:span text:style-name="Source_20_Text">git revert HEAD</text:span>, your commit history will look like this:</text:p>
      <text:p text:style-name="P31"><text:span text:style-name="Source_20_Text"><text:span text:style-name="T4">HEAD -&gt; Revert "Add feature X" (new commit)</text:span></text:span></text:p>
      <text:p text:style-name="P33"><text:span text:style-name="Source_20_Text"><text:span text:style-name="T4"><text:s text:c="7"/>Add feature X (Commit3)</text:span></text:span></text:p>
      <text:p text:style-name="P33"><text:span text:style-name="Source_20_Text"><text:span text:style-name="T4"><text:s text:c="7"/>Fix bug Y (Commit2)</text:span></text:span></text:p>
      <text:p text:style-name="P34"><text:span text:style-name="Source_20_Text"><text:span text:style-name="T4"><text:s text:c="7"/>Initial commit (Commit1)</text:span></text:span></text:p>
      <text:list text:style-name="L21">
        <text:list-item>
          <text:p text:style-name="P70">The <text:span text:style-name="Source_20_Text">Revert "Add feature X"</text:span> commit undoes the changes introduced in <text:span text:style-name="Source_20_Text">Commit3</text:span>.</text:p>
        </text:list-item>
        <text:list-item>
          <text:p text:style-name="P69">The history remains intact, showing all actions clearly.</text:p>
        </text:list-item>
      </text:list>
      <text:h text:style-name="Heading_20_3" text:outline-level="3"><text:span text:style-name="Strong_20_Emphasis">Verifying the Changes</text:span></text:h>
      <text:p text:style-name="Text_20_body">After the revert, check the status and diff to confirm the changes:</text:p>
      <text:p text:style-name="P31"><text:span text:style-name="Source_20_Text"><text:span text:style-name="T4">git status</text:span></text:span></text:p>
      <text:p text:style-name="P34"><text:span text:style-name="Source_20_Text"><text:span text:style-name="T4">git diff HEAD~1</text:span></text:span></text:p>
      <text:p text:style-name="P14"/>
      <text:list text:style-name="L2">
        <text:list-item>
          <text:p text:style-name="P37"><text:span text:style-name="Strong_20_Emphasis">Identify the Commit to Revert</text:span></text:p>
          <text:list>
            <text:list-item>
              <text:p text:style-name="P37">Use <text:span text:style-name="Source_20_Text">git log</text:span> to list the commit history and locate the hash of the commit you want to undo.</text:p>
            </text:list-item>
          </text:list>
        </text:list-item>
      </text:list>
      <text:p text:style-name="P11"><text:tab/><text:span text:style-name="T3">git log</text:span></text:p>
      <text:p text:style-name="P11"><text:tab/><text:span text:style-name="T5">Example Output:</text:span></text:p>
      <text:list text:continue-numbering="true" text:style-name="L2">
        <text:list-header>
          <text:p text:style-name="P15"><text:tab/><text:span text:style-name="Source_20_Text"><text:span text:style-name="T2">commit a1b2c3d4e5f6789g1234567890abcdef1234567 </text:span></text:span></text:p>
          <text:p text:style-name="P15"><text:span text:style-name="Source_20_Text"><text:span text:style-name="T2"><text:tab/>Author: John Doe &lt;john.doe@example.com&gt; </text:span></text:span></text:p>
          <text:p text:style-name="P15"><text:span text:style-name="Source_20_Text"><text:span text:style-name="T2"><text:tab/>Date: Fri Dec 1 14:30:00 2024 +0000 </text:span></text:span></text:p>
          <text:p text:style-name="P15"><text:span text:style-name="Source_20_Text"><text:span text:style-name="T2"><text:tab/>Added new feature</text:span></text:span></text:p>
          <text:p text:style-name="P15"><text:span text:style-name="Source_20_Text"/></text:p>
          <text:p text:style-name="P16"><text:span text:style-name="Source_20_Text"><text:span text:style-name="T2">git log --oneline</text:span></text:span></text:p>
          <text:p text:style-name="P37"><text:span text:style-name="Strong_20_Emphasis">Example Output</text:span>:</text:p>
          <text:p text:style-name="P15"><text:span text:style-name="Source_20_Text"><text:span text:style-name="T2">a1b2c3d Added new feature</text:span></text:span></text:p>
          <text:p text:style-name="P17"><text:span text:style-name="Source_20_Text"><text:span text:style-name="T2">e4f5g6h Fixed a bug</text:span></text:span></text:p>
          <text:p text:style-name="P18"><text:span text:style-name="Source_20_Text"><text:span text:style-name="T2">98z7x6y Initial commit</text:span></text:span></text:p>
          <text:p text:style-name="P37">From this, you might decide to revert commit <text:span text:style-name="Source_20_Text">a1b2c3d</text:span>.</text:p>
        </text:list-header>
        <text:list-item>
          <text:p text:style-name="P37"><text:span text:style-name="Strong_20_Emphasis">Revert the Commit</text:span></text:p>
          <text:list>
            <text:list-item>
              <text:p text:style-name="P37"><text:soft-page-break/>Run the <text:span text:style-name="Source_20_Text">git revert</text:span> command followed by the commit hash of the commit to undo:</text:p>
            </text:list-item>
          </text:list>
          <text:p text:style-name="P16"><text:span text:style-name="Source_20_Text"><text:span text:style-name="T2">git revert &lt;commit-hash&gt;</text:span></text:span></text:p>
          <text:p text:style-name="P37"><text:span text:style-name="Strong_20_Emphasis">Example</text:span>:</text:p>
          <text:p text:style-name="P16"><text:span text:style-name="Source_20_Text"><text:span text:style-name="T2">git revert a1b2c3d</text:span></text:span></text:p>
          <text:list text:continue-numbering="true">
            <text:list-item>
              <text:p text:style-name="P38">Git will calculate the inverse of the changes introduced by the specified commit and stage them for a new commit.</text:p>
            </text:list-item>
          </text:list>
        </text:list-item>
        <text:list-item>
          <text:p text:style-name="P37"><text:span text:style-name="Strong_20_Emphasis">Resolve Conflicts (if any)</text:span></text:p>
          <text:list>
            <text:list-item>
              <text:p text:style-name="P38">If there are conflicts when applying the revert, Git will notify you. You'll need to resolve these conflicts manually before proceeding.</text:p>
            </text:list-item>
          </text:list>
        </text:list-item>
        <text:list-item>
          <text:p text:style-name="P37"><text:span text:style-name="Strong_20_Emphasis">Commit the Revert</text:span></text:p>
          <text:list>
            <text:list-item>
              <text:p text:style-name="P38">By default, Git opens the commit editor with a message describing the revert. You can edit this message or use it as is.</text:p>
            </text:list-item>
            <text:list-item>
              <text:p text:style-name="P37">Save and exit the editor to finalize the commit.</text:p>
            </text:list-item>
          </text:list>
          <text:p text:style-name="P37"><text:span text:style-name="Strong_20_Emphasis">Commit Message Example</text:span>:</text:p>
          <text:p text:style-name="P15"><text:span text:style-name="Source_20_Text"><text:span text:style-name="T2">Revert "Added new feature"</text:span></text:span></text:p>
          <text:p text:style-name="P19"/>
          <text:p text:style-name="P18"><text:span text:style-name="Source_20_Text">This reverts commit a1b2c3d.</text:span></text:p>
          <text:p text:style-name="P37">This creates a new commit that negates the changes introduced in the target commit.</text:p>
        </text:list-item>
        <text:list-item>
          <text:p text:style-name="P37"><text:span text:style-name="Strong_20_Emphasis">Resulting History</text:span>:</text:p>
          <text:p text:style-name="P15"><text:span text:style-name="Source_20_Text"><text:span text:style-name="T2">f7g8h9i Revert "Added new feature"</text:span></text:span></text:p>
          <text:p text:style-name="P17"><text:span text:style-name="Source_20_Text"><text:span text:style-name="T2">a1b2c3d Added new feature</text:span></text:span></text:p>
          <text:p text:style-name="P17"><text:span text:style-name="Source_20_Text"><text:span text:style-name="T2">e4f5g6h Fixed a bug</text:span></text:span></text:p>
          <text:p text:style-name="P18"><text:span text:style-name="Source_20_Text"><text:span text:style-name="T2">98z7x6y Initial commit</text:span></text:span></text:p>
          <text:p text:style-name="P37">The new commit <text:span text:style-name="Source_20_Text">f7g8h9i</text:span> contains changes that undo <text:span text:style-name="Source_20_Text">a1b2c3d</text:span>.</text:p>
        </text:list-item>
      </text:list>
      <text:p text:style-name="P5"/>
      <text:h text:style-name="P4" text:outline-level="4"><text:span text:style-name="Strong_20_Emphasis"><text:span text:style-name="T6">Reverting Multiple Commits</text:span></text:span></text:h>
      <text:p text:style-name="P11">If you want to revert multiple commits:</text:p>
      <text:p text:style-name="P11">Identify the range of commits using <text:span text:style-name="Source_20_Text">git log</text:span> or commit hashes.</text:p>
      <text:list text:style-name="L3">
        <text:list-header>
          <text:p text:style-name="P20"><text:span text:style-name="Source_20_Text"><text:span text:style-name="T2">git revert &lt;commit-hash1&gt; &lt;commit-hash2&gt; ...</text:span></text:span></text:p>
          <text:p text:style-name="P39"><text:span text:style-name="Source_20_Text"><text:span text:style-name="T2">git revert a1b2c3d e4f5g6h</text:span></text:span></text:p>
        </text:list-header>
      </text:list>
      <text:h text:style-name="P4" text:outline-level="4"><text:span text:style-name="Strong_20_Emphasis">Behavior:</text:span></text:h>
      <text:list text:style-name="L4">
        <text:list-item>
          <text:p text:style-name="P40">Git reverts each specified commit individually, creating a <text:span text:style-name="Strong_20_Emphasis">separate revert commit</text:span> for each one.</text:p>
        </text:list-item>
        <text:list-item>
          <text:p text:style-name="P40">For the example above:</text:p>
          <text:list>
            <text:list-item>
              <text:p text:style-name="P40">Git will create one revert commit for <text:span text:style-name="Source_20_Text">a1b2c3d</text:span>.</text:p>
            </text:list-item>
            <text:list-item>
              <text:p text:style-name="P40"><text:soft-page-break/>Then, it will create another revert commit for <text:span text:style-name="Source_20_Text">e4f5g6h</text:span>.</text:p>
            </text:list-item>
          </text:list>
        </text:list-item>
        <text:list-item>
          <text:p text:style-name="P41">After each revert, Git opens the commit editor for you to confirm or edit the commit message, unless <text:span text:style-name="Source_20_Text">-n</text:span> or <text:span text:style-name="Source_20_Text">--no-edit</text:span> is used.</text:p>
        </text:list-item>
      </text:list>
      <text:h text:style-name="P4" text:outline-level="4"><text:span text:style-name="Strong_20_Emphasis">Commit History After Reverting:</text:span></text:h>
      <text:p text:style-name="P6"><text:span text:style-name="Source_20_Text"><text:span text:style-name="T2">h7i8j9k Revert "Fixed a bug"</text:span></text:span></text:p>
      <text:p text:style-name="P8"><text:span text:style-name="Source_20_Text"><text:span text:style-name="T2">f7g8h9i Revert "Added new feature"</text:span></text:span></text:p>
      <text:p text:style-name="P8"><text:span text:style-name="Source_20_Text"><text:span text:style-name="T2">a1b2c3d Added new feature</text:span></text:span></text:p>
      <text:p text:style-name="P8"><text:span text:style-name="Source_20_Text"><text:span text:style-name="T2">e4f5g6h Fixed a bug</text:span></text:span></text:p>
      <text:p text:style-name="P9"><text:span text:style-name="Source_20_Text"><text:span text:style-name="T2">98z7x6y Initial commit</text:span></text:span></text:p>
      <text:list text:style-name="L5">
        <text:list-item>
          <text:p text:style-name="P42">Two separate revert commits are created, keeping the reverts distinct.</text:p>
        </text:list-item>
      </text:list>
      <text:p text:style-name="P11"><text:span text:style-name="Source_20_Text"/></text:p>
      <text:h text:style-name="P2" text:outline-level="4"><text:span text:style-name="Strong_20_Emphasis"><text:span text:style-name="T7">R</text:span></text:span><text:span text:style-name="Strong_20_Emphasis"><text:span text:style-name="T6">evert multiple commits --no-commit </text:span></text:span></text:h>
      <text:p text:style-name="P10"><text:span text:style-name="Strong_20_Emphasis"/></text:p>
      <text:p text:style-name="P10"><text:span text:style-name="Source_20_Text"><text:span text:style-name="T2">git revert --no-commit a1b2c3d e4f5g6h</text:span></text:span></text:p>
      <text:p text:style-name="P9"><text:span text:style-name="Source_20_Text"><text:span text:style-name="T2">git commit -m "Reverted multiple commits"</text:span></text:span></text:p>
      <text:h text:style-name="P4" text:outline-level="4"><text:span text:style-name="Strong_20_Emphasis">Behavior:</text:span></text:h>
      <text:list text:style-name="L6">
        <text:list-item>
          <text:p text:style-name="P43">Git calculates the changes needed to revert both commits but <text:span text:style-name="Strong_20_Emphasis">does not create separate commits</text:span> for each one.</text:p>
        </text:list-item>
        <text:list-item>
          <text:p text:style-name="P43">Instead, Git stages all the changes (from both commits) in your working directory and index.</text:p>
        </text:list-item>
        <text:list-item>
          <text:p text:style-name="P44">You can review or modify the changes before committing them as a single combined revert.</text:p>
        </text:list-item>
      </text:list>
      <text:h text:style-name="P4" text:outline-level="4"><text:span text:style-name="Strong_20_Emphasis">Commit History After Reverting:</text:span></text:h>
      <text:p text:style-name="P6"><text:span text:style-name="Source_20_Text"><text:span text:style-name="T2">k9l8m7n Reverted multiple commits</text:span></text:span></text:p>
      <text:p text:style-name="P8"><text:span text:style-name="Source_20_Text"><text:span text:style-name="T2">a1b2c3d Added new feature</text:span></text:span></text:p>
      <text:p text:style-name="P8"><text:span text:style-name="Source_20_Text"><text:span text:style-name="T2">e4f5g6h Fixed a bug</text:span></text:span></text:p>
      <text:p text:style-name="P9"><text:span text:style-name="Source_20_Text"><text:span text:style-name="T2">98z7x6y Initial commit</text:span></text:span></text:p>
      <text:list text:style-name="L7">
        <text:list-item>
          <text:p text:style-name="P45"><text:span text:style-name="T2">A single revert commit</text:span> combines the reversals of both <text:span text:style-name="Source_20_Text">a1b2c3d</text:span> and <text:span text:style-name="Source_20_Text">e4f5g6h</text:span>.</text:p>
        </text:list-item>
      </text:list>
      <text:p text:style-name="P10"><text:span text:style-name="Strong_20_Emphasis"/></text:p>
      <text:p text:style-name="P5"/>
      <text:h text:style-name="P1" text:outline-level="3"><text:span text:style-name="Strong_20_Emphasis">Revert a Range of Commits</text:span></text:h>
      <text:p text:style-name="P11">To revert a series of commits, specify a range:</text:p>
      <text:p text:style-name="P7"><text:span text:style-name="Source_20_Text"><text:span text:style-name="T2">git revert &lt;start-commit-hash&gt;..&lt;end-commit-hash&gt;</text:span></text:span></text:p>
      <text:p text:style-name="P11">Example: <text:s text:c="3"/><text:span text:style-name="Source_20_Text"><text:span text:style-name="T2">git revert a1b2c3d..e4f5g6h</text:span></text:span></text:p>
      <text:p text:style-name="P11">This command creates a new commit (or series of commits) that undoes the changes made by the commits in the range.</text:p>
      <text:list text:style-name="L8">
        <text:list-item>
          <text:p text:style-name="P46"><text:span text:style-name="Strong_20_Emphasis">Start Commit (</text:span><text:span text:style-name="Source_20_Text">a1b2c3d</text:span><text:span text:style-name="Strong_20_Emphasis">)</text:span>: Exclusive. The changes made by this commit are not included in the revert.</text:p>
        </text:list-item>
        <text:list-item>
          <text:p text:style-name="P47"><text:span text:style-name="Strong_20_Emphasis">End Commit (</text:span><text:span text:style-name="Source_20_Text">e4f5g6h</text:span><text:span text:style-name="Strong_20_Emphasis">)</text:span>: Inclusive. The changes made by this commit are included in the revert.</text:p>
        </text:list-item>
      </text:list>
      <text:h text:style-name="P4" text:outline-level="4"><text:soft-page-break/>Notes:</text:h>
      <text:list text:style-name="L9">
        <text:list-item>
          <text:p text:style-name="P48">If the range contains multiple commits, Git will revert them one by one.</text:p>
        </text:list-item>
        <text:list-item>
          <text:p text:style-name="P48">By default, <text:span text:style-name="Source_20_Text">git revert</text:span> will stop and ask for confirmation after each commit in the range unless you use the <text:span text:style-name="Source_20_Text"><text:span text:style-name="T2">--no-edit</text:span></text:span> flag to skip confirmation.</text:p>
        </text:list-item>
        <text:list-item>
          <text:p text:style-name="P49">To perform the revert without prompting for confirmation or opening an editor, you can use:</text:p>
          <text:p text:style-name="P21"><text:span text:style-name="Source_20_Text"><text:span text:style-name="T2">git revert &lt;start-commit-hash&gt;..&lt;end-commit-hash&gt; --no-edit</text:span></text:span></text:p>
        </text:list-item>
      </text:list>
      <text:p text:style-name="P5"/>
      <text:h text:style-name="P1" text:outline-level="3"><text:span text:style-name="Strong_20_Emphasis">Reverting Without Committing (--no-commit)</text:span></text:h>
      <text:p text:style-name="P11">If you want to revert a commit but don’t want to create a commit immediately:</text:p>
      <text:p text:style-name="P7"><text:span text:style-name="Source_20_Text"><text:span text:style-name="T2">git revert --no-commit &lt;commit-hash&gt;</text:span></text:span></text:p>
      <text:p text:style-name="P11">This allows you to review or modify the changes before committing:</text:p>
      <text:p text:style-name="P7"><text:span text:style-name="Source_20_Text"><text:span text:style-name="T2">git commit -m "Customized revert commit message"</text:span></text:span></text:p>
      <text:p text:style-name="P5"/>
      <text:h text:style-name="P1" text:outline-level="3"><text:span text:style-name="Strong_20_Emphasis">Skip a Revert</text:span></text:h>
      <text:p text:style-name="P11">If a conflict occurs and you decide not to revert:</text:p>
      <text:p text:style-name="P10"/>
      <text:p text:style-name="P7"><text:span text:style-name="Source_20_Text"><text:span text:style-name="T2">git revert --abort</text:span></text:span></text:p>
      <text:p text:style-name="P5"><text:span text:style-name="Strong_20_Emphasis"/></text:p>
      <text:h text:style-name="P3" text:outline-level="3"><text:span text:style-name="Strong_20_Emphasis">Handling Conflicts During </text:span><text:span text:style-name="Source_20_Text">git revert</text:span></text:h>
      <text:p text:style-name="P11">Conflicts occur during <text:span text:style-name="Source_20_Text">git revert</text:span> when the changes being reverted overlap or contradict with the <text:span text:style-name="Strong_20_Emphasis">current state of the branch</text:span>, </text:p>
      <text:h text:style-name="P3" text:outline-level="3"><text:span text:style-name="Strong_20_Emphasis">Scenario:</text:span></text:h>
      <text:h text:style-name="P4" text:outline-level="4">class Total_Stock_Value(APIView):</text:h>
      <text:p text:style-name="P11"><text:s text:c="4"/><text:span text:style-name="T2">def get(self, request):</text:span></text:p>
      <text:p text:style-name="P12"><text:s text:c="8"/>batch = Batch_Master.objects.filter(available_Stock__gt=0)</text:p>
      <text:p text:style-name="P12"><text:s text:c="8"/>return Response(batch, status=status.HTTP_200_OK)</text:p>
      <text:h text:style-name="P3" text:outline-level="3"><text:span text:style-name="Strong_20_Emphasis">Commit History</text:span></text:h>
      <text:list text:style-name="L10">
        <text:list-item>
          <text:p text:style-name="P50"><text:span text:style-name="Strong_20_Emphasis">Commit </text:span><text:span text:style-name="Source_20_Text">c3d4e5f</text:span><text:span text:style-name="Strong_20_Emphasis">:</text:span></text:p>
          <text:list>
            <text:list-item>
              <text:p text:style-name="P51">Adds a new feature, including the <text:span text:style-name="Source_20_Text">Total_Stock_Value</text:span> API.</text:p>
            </text:list-item>
          </text:list>
        </text:list-item>
        <text:list-item>
          <text:p text:style-name="P50"><text:span text:style-name="Strong_20_Emphasis">Commit </text:span><text:span text:style-name="Source_20_Text">d7e8f9g</text:span><text:span text:style-name="Strong_20_Emphasis">:</text:span></text:p>
          <text:list>
            <text:list-item>
              <text:p text:style-name="P50">Modifies the <text:span text:style-name="Source_20_Text">get</text:span> method in <text:span text:style-name="Source_20_Text">Total_Stock_Value</text:span> to filter based on a condition like <text:span text:style-name="Source_20_Text">is_active=True</text:span>:</text:p>
              <text:p text:style-name="P22"><text:soft-page-break/><text:span text:style-name="Source_20_Text">batch = Batch_Master.objects.filter(available_Stock__gt=0, is_active=True)</text:span></text:p>
            </text:list-item>
          </text:list>
        </text:list-item>
        <text:list-item>
          <text:p text:style-name="P50"><text:span text:style-name="Strong_20_Emphasis">Commit </text:span><text:span text:style-name="Source_20_Text">e4f5g6h</text:span><text:span text:style-name="Strong_20_Emphasis">:</text:span></text:p>
          <text:list>
            <text:list-item>
              <text:p text:style-name="P50">A teammate modifies the <text:span text:style-name="Source_20_Text">get</text:span> method to add additional filtering, e.g., based on <text:span text:style-name="Source_20_Text">location</text:span>:</text:p>
              <text:p text:style-name="P22"><text:span text:style-name="Source_20_Text">batch = Batch_Master.objects.filter(available_Stock__gt=0, location=request.GET.get('location'))</text:span></text:p>
            </text:list-item>
          </text:list>
        </text:list-item>
        <text:list-item>
          <text:p text:style-name="P50"><text:span text:style-name="Strong_20_Emphasis">Your Local Changes:</text:span></text:p>
          <text:list>
            <text:list-item>
              <text:p text:style-name="P50">You modify the <text:span text:style-name="Source_20_Text">get</text:span> method to return a serialized response instead:</text:p>
              <text:p text:style-name="P23"><text:span text:style-name="Source_20_Text">batch = Batch_Master.objects.filter(available_Stock__gt=0)</text:span></text:p>
              <text:p text:style-name="P24"><text:span text:style-name="Source_20_Text">serialized_data = BatchSerializer(batch, many=True).data</text:span></text:p>
              <text:p text:style-name="P25"><text:span text:style-name="Source_20_Text">return Response(serialized_data, status=status.HTTP_200_OK)</text:span></text:p>
            </text:list-item>
          </text:list>
        </text:list-item>
      </text:list>
      <text:h text:style-name="P3" text:outline-level="3"><text:span text:style-name="Strong_20_Emphasis">Command:</text:span></text:h>
      <text:p text:style-name="P11">You attempt to revert commit <text:span text:style-name="Source_20_Text">d7e8f9g</text:span>:</text:p>
      <text:p text:style-name="P7"><text:span text:style-name="Source_20_Text"><text:span text:style-name="T2">git revert d7e8f9g</text:span></text:span></text:p>
      <text:h text:style-name="P3" text:outline-level="3"><text:span text:style-name="Strong_20_Emphasis">What Happens</text:span></text:h>
      <text:h text:style-name="P4" text:outline-level="4"><text:span text:style-name="Strong_20_Emphasis">Case 1: Teammate’s Changes Cause Conflict</text:span></text:h>
      <text:list text:style-name="L11">
        <text:list-item>
          <text:p text:style-name="P52">Git tries to revert the changes introduced in <text:span text:style-name="Source_20_Text">d7e8f9g</text:span>.</text:p>
        </text:list-item>
        <text:list-item>
          <text:p text:style-name="P52">During this process, Git encounters <text:span text:style-name="Source_20_Text">e4f5g6h</text:span> (your teammate's commit), which modifies the same section of code.</text:p>
        </text:list-item>
        <text:list-item>
          <text:p text:style-name="P53">A conflict arises because <text:span text:style-name="Source_20_Text">e4f5g6h</text:span> modifies the <text:span text:style-name="Source_20_Text">get</text:span> method after <text:span text:style-name="Source_20_Text">d7e8f9g</text:span>, and Git cannot reconcile these differences.</text:p>
        </text:list-item>
      </text:list>
      <text:h text:style-name="P4" text:outline-level="4"><text:span text:style-name="Strong_20_Emphasis">Case 2: Your Changes Cause Conflict</text:span></text:h>
      <text:list text:style-name="L12">
        <text:list-item>
          <text:p text:style-name="P54">If you have local changes that further modify the <text:span text:style-name="Source_20_Text">get</text:span> method (e.g., adding serialization), Git also flags a conflict because these changes overlap with the revert attempt.</text:p>
        </text:list-item>
      </text:list>
      <text:h text:style-name="P3" text:outline-level="3"><text:span text:style-name="Strong_20_Emphasis">Conflict Markers in the File</text:span></text:h>
      <text:p text:style-name="P11">After running <text:span text:style-name="Source_20_Text">git revert d7e8f9g</text:span>, the <text:span text:style-name="Source_20_Text">Total_Stock_Value</text:span> file might look like this:</text:p>
      <text:p text:style-name="P6"><text:span text:style-name="Source_20_Text"><text:span text:style-name="T2">class Total_Stock_Value(APIView):</text:span></text:span></text:p>
      <text:p text:style-name="P8"/>
      <text:p text:style-name="P8"><text:span text:style-name="Source_20_Text"><text:s text:c="4"/></text:span><text:span text:style-name="Source_20_Text"><text:span text:style-name="T2">def get(self, request):</text:span></text:span></text:p>
      <text:p text:style-name="P8"><text:span text:style-name="Source_20_Text"><text:span text:style-name="T2"><text:s text:c="8"/>&lt;&lt;&lt;&lt;&lt;&lt;&lt; HEAD</text:span></text:span></text:p>
      <text:p text:style-name="P8"><text:span text:style-name="Source_20_Text"><text:span text:style-name="T2"><text:s text:c="8"/># Changes introduced by your teammate in e4f5g6h</text:span></text:span></text:p>
      <text:p text:style-name="P8"><text:span text:style-name="Source_20_Text"><text:span text:style-name="T2"><text:s text:c="8"/>batch = Batch_Master.objects.filter(</text:span></text:span></text:p>
      <text:p text:style-name="P8"><text:span text:style-name="Source_20_Text"><text:span text:style-name="T2"><text:s text:c="12"/>available_Stock__gt=0, location=request.GET.get('location')</text:span></text:span></text:p>
      <text:p text:style-name="P8"><text:span text:style-name="Source_20_Text"><text:span text:style-name="T2"><text:s text:c="8"/>)</text:span></text:span></text:p>
      <text:p text:style-name="P8"><text:span text:style-name="Source_20_Text"><text:span text:style-name="T2"><text:s text:c="8"/>=======</text:span></text:span></text:p>
      <text:p text:style-name="P8"><text:span text:style-name="Source_20_Text"><text:span text:style-name="T2"><text:s text:c="8"/># Changes from d7e8f9g (being reverted)</text:span></text:span></text:p>
      <text:p text:style-name="P8"><text:span text:style-name="Source_20_Text"><text:span text:style-name="T2"><text:s text:c="8"/>batch = Batch_Master.objects.filter(available_Stock__gt=0, is_active=True)</text:span></text:span></text:p>
      <text:p text:style-name="P8"><text:span text:style-name="Source_20_Text"><text:span text:style-name="T2"><text:s text:c="8"/>&gt;&gt;&gt;&gt;&gt;&gt;&gt; d7e8f9g</text:span></text:span></text:p>
      <text:p text:style-name="P9"><text:soft-page-break/><text:span text:style-name="Source_20_Text"><text:span text:style-name="T2"><text:s text:c="8"/># Your local changes might still be in your working directory, causing additional confusion.</text:span></text:span></text:p>
      <text:h text:style-name="P3" text:outline-level="3"><text:span text:style-name="Strong_20_Emphasis">Steps to Handle the Conflict</text:span></text:h>
      <text:h text:style-name="P4" text:outline-level="4">1. <text:span text:style-name="Strong_20_Emphasis">Inspect the File</text:span></text:h>
      <text:list text:style-name="L13">
        <text:list-item>
          <text:p text:style-name="P55">Open the file to review the conflicting changes.</text:p>
        </text:list-item>
      </text:list>
      <text:h text:style-name="P4" text:outline-level="4">2. <text:span text:style-name="Strong_20_Emphasis">Analyze the Conflict</text:span></text:h>
      <text:list text:style-name="L14">
        <text:list-item>
          <text:p text:style-name="P56"><text:span text:style-name="Source_20_Text">HEAD</text:span><text:span text:style-name="Strong_20_Emphasis">:</text:span> Shows changes introduced by your teammate in commit <text:span text:style-name="Source_20_Text">e4f5g6h</text:span>.</text:p>
        </text:list-item>
        <text:list-item>
          <text:p text:style-name="P56"><text:span text:style-name="Source_20_Text">=======</text:span><text:span text:style-name="Strong_20_Emphasis">:</text:span> Separates the conflicting changes.</text:p>
        </text:list-item>
        <text:list-item>
          <text:p text:style-name="P57"><text:span text:style-name="Source_20_Text">&gt;&gt;&gt;&gt;&gt;&gt;&gt;</text:span><text:span text:style-name="Strong_20_Emphasis">:</text:span> Shows changes being reverted from commit <text:span text:style-name="Source_20_Text">d7e8f9g</text:span>.</text:p>
        </text:list-item>
      </text:list>
      <text:h text:style-name="P4" text:outline-level="4">3. <text:span text:style-name="Strong_20_Emphasis">Resolve the Conflict</text:span></text:h>
      <text:list text:style-name="L15">
        <text:list-item>
          <text:p text:style-name="P58">Decide which changes to keep:</text:p>
          <text:list>
            <text:list-item>
              <text:p text:style-name="P58">Keep your teammate’s changes (<text:span text:style-name="Source_20_Text">HEAD</text:span>) if they are critical for the application.</text:p>
            </text:list-item>
            <text:list-item>
              <text:p text:style-name="P58">Remove or merge the changes from <text:span text:style-name="Source_20_Text">d7e8f9g</text:span> (e.g., filtering by <text:span text:style-name="Source_20_Text">is_active=True</text:span>).</text:p>
            </text:list-item>
          </text:list>
        </text:list-item>
        <text:list-item>
          <text:p text:style-name="P59">Alternatively, merge both logically if possible:</text:p>
          <text:p text:style-name="P26"><text:span text:style-name="Source_20_Text"><text:span text:style-name="T2">batch = Batch_Master.objects.filter(</text:span></text:span></text:p>
          <text:p text:style-name="P27"><text:span text:style-name="Source_20_Text"><text:span text:style-name="T2"><text:s text:c="4"/>available_Stock__gt=0,</text:span></text:span></text:p>
          <text:p text:style-name="P27"><text:span text:style-name="Source_20_Text"><text:span text:style-name="T2"><text:s text:c="4"/>is_active=True,</text:span></text:span></text:p>
          <text:p text:style-name="P27"><text:span text:style-name="Source_20_Text"><text:span text:style-name="T2"><text:s text:c="4"/>location=request.GET</text:span></text:span><text:span text:style-name="Source_20_Text">.</text:span><text:span text:style-name="Source_20_Text"><text:span text:style-name="T2">get('location')</text:span></text:span></text:p>
          <text:p text:style-name="P28"><text:span text:style-name="Source_20_Text"><text:span text:style-name="T2">)</text:span></text:span></text:p>
        </text:list-item>
      </text:list>
      <text:h text:style-name="P4" text:outline-level="4">4. <text:span text:style-name="Strong_20_Emphasis">Save the Resolved File</text:span></text:h>
      <text:list text:style-name="L16">
        <text:list-item>
          <text:p text:style-name="P60">After resolving conflicts and removing conflict markers (<text:span text:style-name="Source_20_Text">&lt;&lt;&lt;&lt;&lt;&lt;&lt;</text:span>, <text:span text:style-name="Source_20_Text">=======</text:span>, <text:span text:style-name="Source_20_Text">&gt;&gt;&gt;&gt;&gt;&gt;&gt;</text:span>), save the file.</text:p>
        </text:list-item>
      </text:list>
      <text:h text:style-name="P4" text:outline-level="4">5. <text:span text:style-name="Strong_20_Emphasis">Stage the Resolved File</text:span></text:h>
      <text:p text:style-name="P7"><text:span text:style-name="Source_20_Text"><text:span text:style-name="T2">git add Total_Stock_Value.py</text:span></text:span></text:p>
      <text:h text:style-name="P4" text:outline-level="4">6. <text:span text:style-name="Strong_20_Emphasis">Continue the Revert</text:span></text:h>
      <text:p text:style-name="P7"><text:span text:style-name="Source_20_Text"><text:span text:style-name="T2">git revert --continue</text:span></text:span></text:p>
      <text:h text:style-name="P3" text:outline-level="3"><text:span text:style-name="Strong_20_Emphasis">Outcome</text:span></text:h>
      <text:p text:style-name="P11">Git creates a new commit that reverts <text:span text:style-name="Source_20_Text">d7e8f9g</text:span> but includes your conflict resolution.</text:p>
      <text:h text:style-name="P4" text:outline-level="4"><text:span text:style-name="T8">7</text:span>. <text:span text:style-name="Strong_20_Emphasis">Abort the Revert (Optional)</text:span></text:h>
      <text:p text:style-name="P11">If resolving conflicts seems too complex or unnecessary, abort the revert:</text:p>
      <text:p text:style-name="P7"><text:span text:style-name="Source_20_Text"><text:span text:style-name="T2">git revert –abort</text:span></text:span></text:p>
      <text:p text:style-name="P5"><text:span text:style-name="Source_20_Text"/></text:p>
      <text:h text:style-name="P3" text:outline-level="3"><text:soft-page-break/><text:span text:style-name="Strong_20_Emphasis">Tips and Best Practices</text:span></text:h>
      <text:list text:style-name="L17">
        <text:list-item>
          <text:p text:style-name="P61"><text:span text:style-name="Strong_20_Emphasis">Test Before Revert</text:span>: Use a temporary branch to test the revert process before applying it to the main branch.</text:p>
          <text:p text:style-name="P29"><text:span text:style-name="Source_20_Text"><text:span text:style-name="T2">git checkout -b test-revert</text:span></text:span></text:p>
          <text:p text:style-name="P30"><text:span text:style-name="Source_20_Text"><text:span text:style-name="T2">git revert &lt;commit-hash&gt;</text:span></text:span></text:p>
        </text:list-item>
        <text:list-item>
          <text:p text:style-name="P62"><text:span text:style-name="Strong_20_Emphasis">Communicate</text:span>: For collaborative projects, notify the team about the revert to avoid confusion.</text:p>
        </text:list-item>
        <text:list-item>
          <text:p text:style-name="P61"><text:span text:style-name="Strong_20_Emphasis">Revert vs. Reset</text:span><text:span text:style-name="Source_20_Text">: Use revert if you want to preserve history. Use reset to completely remove commits (not recommended for shared branches).</text:span></text:p>
        </text:list-item>
      </text:list>
      <text:p text:style-name="P5"/>
      <text:p text:style-name="P11"/>
      <text:h text:style-name="P4" text:outline-level="4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10:39.255993718</meta:creation-date>
    <meta:generator>LibreOffice/24.2.5.2$Linux_X86_64 LibreOffice_project/420$Build-2</meta:generator>
    <dc:date>2024-12-04T11:53:54.797610138</dc:date>
    <meta:editing-duration>PT43M35S</meta:editing-duration>
    <meta:editing-cycles>2</meta:editing-cycles>
    <meta:document-statistic meta:table-count="0" meta:image-count="0" meta:object-count="0" meta:page-count="8" meta:paragraph-count="205" meta:word-count="1594" meta:character-count="10218" meta:non-whitespace-character-count="8744"/>
  </office:meta>
</office:document-meta>
</file>